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C00000136F2A8AB22.png" manifest:media-type="image/png"/>
  <manifest:file-entry manifest:full-path="Pictures/10000000000004E8000001240A6D1514.png" manifest:media-type="image/png"/>
  <manifest:file-entry manifest:full-path="Pictures/10000000000004E300000125043E67C4.png" manifest:media-type="image/png"/>
  <manifest:file-entry manifest:full-path="Pictures/10000000000004EB0000011C7EA1F32A.png" manifest:media-type="image/png"/>
  <manifest:file-entry manifest:full-path="Pictures/10000000000004E4000000F49892B7CB.png" manifest:media-type="image/png"/>
  <manifest:file-entry manifest:full-path="Pictures/10000000000004E70000014A3FA770EF.png" manifest:media-type="image/png"/>
  <manifest:file-entry manifest:full-path="Pictures/2000000800005C690000251DC3F9A80B.svm" manifest:media-type=""/>
  <manifest:file-entry manifest:full-path="Pictures/10000000000004E2000000EE8F393760.png" manifest:media-type="image/png"/>
  <manifest:file-entry manifest:full-path="Pictures/10000000000002FF000001739AF0B4C7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41cm" svg:x="1cm" svg:y="1.021cm">
          <draw:text-box>
            <text:p text:style-name="P2"><text:span text:style-name="T1">明月千里寄相思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4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3.158cm" svg:height="1.307cm" svg:x="2.801cm" svg:y="4.5cm">
          <draw:text-box>
            <text:p text:style-name="P7"><text:span text:style-name="T4">● </text:span><text:span text:style-name="T4">掌握自然泛音</text:span></text:p>
            <text:p text:style-name="P7"><text:span text:style-name="T4">● </text:span><text:span text:style-name="T4">低音的保留 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8.4cm">
          <draw:text-box>
            <text:p><text:span text:style-name="T5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path draw:style-name="gr13" draw:layer="layout" svg:width="0.633cm" svg:height="1.443cm" svg:x="5.9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18.399cm" svg:height="3.502cm" svg:x="1.201cm" svg:y="9.884cm">
          <draw:image xlink:href="Pictures/10000000000004E2000000EE8F393760.png" xlink:type="simple" xlink:show="embed" xlink:actuate="onLoad">
            <text:p/>
          </draw:image>
        </draw:frame>
        <draw:frame draw:style-name="gr1" draw:text-style-name="P4" draw:layer="layout" svg:width="18.299cm" svg:height="3.565cm" svg:x="1.301cm" svg:y="14.1cm">
          <draw:image xlink:href="Pictures/10000000000004E4000000F49892B7CB.png" xlink:type="simple" xlink:show="embed" xlink:actuate="onLoad">
            <text:p/>
          </draw:image>
        </draw:frame>
        <draw:frame draw:style-name="gr1" draw:text-style-name="P4" draw:layer="layout" svg:width="18.399cm" svg:height="4.149cm" svg:x="1.201cm" svg:y="18.3cm">
          <draw:image xlink:href="Pictures/10000000000004EB0000011C7EA1F32A.png" xlink:type="simple" xlink:show="embed" xlink:actuate="onLoad">
            <text:p/>
          </draw:image>
        </draw:frame>
        <draw:frame draw:style-name="gr1" draw:text-style-name="P4" draw:layer="layout" svg:width="18.2cm" svg:height="4.261cm" svg:x="1.3cm" svg:y="22.8cm">
          <draw:image xlink:href="Pictures/10000000000004E300000125043E67C4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25.2cm" svg:x="1.002cm" svg:y="2.7cm">
          <draw:image xlink:href="Pictures/2000000800005C690000251DC3F9A80B.svm" xlink:type="simple" xlink:show="embed" xlink:actuate="onLoad">
            <text:p/>
          </draw:image>
        </draw:fram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0" draw:layer="layout" svg:width="19cm" svg:height="1.441cm" svg:x="1cm" svg:y="1.022cm">
          <draw:text-box>
            <text:p text:style-name="P2"><text:span text:style-name="T1">明月千里寄相思</text:span></text:p>
          </draw:text-box>
        </draw:frame>
        <draw:frame draw:style-name="gr1" draw:text-style-name="P4" draw:layer="layout" svg:width="18.5cm" svg:height="4.3cm" svg:x="1.2cm" svg:y="3.477cm">
          <draw:image xlink:href="Pictures/10000000000004E8000001240A6D1514.png" xlink:type="simple" xlink:show="embed" xlink:actuate="onLoad">
            <text:p/>
          </draw:image>
        </draw:frame>
        <draw:frame draw:style-name="gr1" draw:text-style-name="P4" draw:layer="layout" svg:width="18.4cm" svg:height="4.837cm" svg:x="1.3cm" svg:y="8.006cm">
          <draw:image xlink:href="Pictures/10000000000004E70000014A3FA770EF.png" xlink:type="simple" xlink:show="embed" xlink:actuate="onLoad">
            <text:p/>
          </draw:image>
        </draw:frame>
        <draw:frame draw:style-name="gr1" draw:text-style-name="P4" draw:layer="layout" svg:width="7cm" svg:height="4.558cm" svg:x="1.3cm" svg:y="13.544cm">
          <draw:image xlink:href="Pictures/10000000000001DC00000136F2A8AB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2-29T16:55:33.203000000</dc:date>
    <meta:editing-duration>PT2H5M24S</meta:editing-duration>
    <meta:editing-cycles>26</meta:editing-cycles>
    <meta:generator>捷速PDF编辑器/1.0.0.0$Windows_x86 LibreOffice_project/100$Build-0</meta:generator>
    <meta:document-statistic meta:object-count="36"/>
  </office:meta>
</office:document-meta>
</file>